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700000168933C1BC1.png"/>
  <manifest:file-entry manifest:media-type="image/png" manifest:full-path="Pictures/1000000000000269000000AA63F5B989.png"/>
  <manifest:file-entry manifest:media-type="image/png" manifest:full-path="Pictures/10000000000003670000009BFF66AAD7.png"/>
  <manifest:file-entry manifest:media-type="image/png" manifest:full-path="Pictures/10000000000004CD0000012EACE12D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Графический объект2" text:anchor-type="paragraph" svg:x="0.31cm" svg:y="2.91cm" svg:width="16.325cm" svg:height="4.498cm" draw:z-index="1"><draw:image xlink:href="Pictures/1000000000000269000000AA63F5B989.png" xlink:type="simple" xlink:show="embed" xlink:actuate="onLoad"/></draw:frame><draw:frame draw:style-name="fr1" draw:name="Графический объект1" text:anchor-type="paragraph" svg:width="16.999cm" svg:height="3.023cm" draw:z-index="0"><draw:image xlink:href="Pictures/10000000000003670000009BFF66AAD7.png" xlink:type="simple" xlink:show="embed" xlink:actuate="onLoad"/></draw:frame>Ход работы:</text:p>
      <text:p text:style-name="P1"><draw:frame draw:style-name="fr1" draw:name="Графический объект3" text:anchor-type="paragraph" svg:width="16.999cm" svg:height="7.294cm" draw:z-index="2"><draw:image xlink:href="Pictures/100000000000034700000168933C1BC1.png" xlink:type="simple" xlink:show="embed" xlink:actuate="onLoad"/></draw:frame><draw:frame draw:style-name="fr2" draw:name="Графический объект4" text:anchor-type="paragraph" svg:x="0.079cm" svg:y="8.176cm" svg:width="16.999cm" svg:height="4.177cm" draw:z-index="3"><draw:image xlink:href="Pictures/10000000000004CD0000012EACE12D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6S</meta:editing-duration>
    <meta:editing-cycles>3</meta:editing-cycles>
    <meta:generator>OpenOffice/4.1.5$Win32 OpenOffice.org_project/415m1$Build-9789</meta:generator>
    <dc:date>2019-03-29T23:16:25.42</dc:date>
    <meta:document-statistic meta:table-count="0" meta:image-count="4" meta:object-count="0" meta:page-count="1" meta:paragraph-count="1" meta:word-count="2" meta:character-count="11"/>
    <dc:creator>Данил Подколзин</dc:creator>
    <meta:user-defined meta:name="Info 1"/>
    <meta:user-defined meta:name="Info 2"/>
    <meta:user-defined meta:name="Info 3"/>
    <meta:user-defined meta:name="Info 4"/>
  </office:meta>
</office:document-meta>
</file>